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facebook.github.io/react-native/docs/getting-started" text:style-name="Internet_20_link" text:visited-style-name="Visited_20_Internet_20_Link">https://facebook.github.io/react-native/docs/getting-started</text:a></text:p>
      <text:p text:style-name="Standard"><text:a xlink:type="simple" xlink:href="https://facebook.github.io/react-native/docs/running-on-device" text:style-name="Internet_20_link" text:visited-style-name="Visited_20_Internet_20_Link">https://facebook.github.io/react-native/docs/running-on-device</text:a></text:p>
      <text:p text:style-name="Standard"><text:a xlink:type="simple" xlink:href="https://medium.com/bileto/google-map-with-react-native-maps-android-73250cc7173f" text:style-name="Internet_20_link" text:visited-style-name="Visited_20_Internet_20_Link">https://medium.com/bileto/google-map-with-react-native-maps-android-73250cc7173f</text:a></text:p>
      <text:p text:style-name="Standard"><text:a xlink:type="simple" xlink:href="https://facebook.github.io/react-native/docs/network" text:style-name="Internet_20_link" text:visited-style-name="Visited_20_Internet_20_Link">https://facebook.github.io/react-native/docs/network</text:a></text:p>
      <text:p text:style-name="Standard"><text:a xlink:type="simple" xlink:href="https://reactnavigation.org/docs/en/getting-started.html" text:style-name="Internet_20_link" text:visited-style-name="Visited_20_Internet_20_Link">https://reactnavigation.org/docs/en/getting-started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1" meta:paragraph-count="5" meta:word-count="5" meta:character-count="310" meta:non-whitespace-character-count="310"/>
  </office:meta>
</office:document-meta>
</file>